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16000002184CE4935D.png" manifest:media-type="image/png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1" svg:font-family="Ubuntu" style:font-pitch="variable"/>
    <style:font-face style:name="Ubuntu Mono" svg:font-family="'Ubuntu Mono'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style:font-name-asian="Ubuntu Mono1" style:font-name-complex="Ubuntu Mono1"/>
    </style:style>
    <style:style style:name="P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style:font-size-asian="18pt" style:font-size-complex="18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226896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break-before="page"/>
      <style:text-properties officeooo:paragraph-rsid="00226896"/>
    </style:style>
    <style:style style:name="P9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officeooo:rsid="0022a1d2" officeooo:paragraph-rsid="0022a1d2" style:font-size-asian="18pt" style:font-size-complex="18pt"/>
    </style:style>
    <style:style style:name="P10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1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26896" officeooo:paragraph-rsid="00226896" style:font-name-asian="Ubuntu Mono1" style:font-size-asian="10pt" style:language-asian="en" style:country-asian="US" style:font-weight-asian="normal" style:font-name-complex="Ubuntu Mono1" style:font-size-complex="10pt" style:language-complex="ar" style:country-complex="SA" style:font-weight-complex="normal"/>
    </style:style>
    <style:style style:name="P1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56bc7" style:font-name-asian="Ubuntu Mono1" style:font-size-asian="10pt" style:language-asian="en" style:country-asian="US" style:font-weight-asian="normal" style:font-name-complex="Ubuntu Mono1" style:font-size-complex="10pt" style:language-complex="ar" style:country-complex="SA" style:font-weight-complex="normal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56bc7" officeooo:paragraph-rsid="00226896" style:font-name-asian="Ubuntu Mono1" style:font-size-asian="10pt" style:language-asian="en" style:country-asian="US" style:font-weight-asian="normal" style:font-name-complex="Ubuntu Mono1" style:font-size-complex="10pt" style:language-complex="ar" style:country-complex="SA" style:font-weight-complex="normal"/>
    </style:style>
    <style:style style:name="P1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paragraph-rsid="00226896" style:font-size-asian="10pt" style:language-asian="en" style:country-asian="US" style:font-size-complex="10pt" style:language-complex="ar" style:country-complex="SA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9.35000038146973pt" fo:letter-spacing="normal" fo:language="en" fo:country="US" fo:font-style="normal" fo:font-weight="normal" officeooo:rsid="00226896" officeooo:paragraph-rsid="00226896" style:font-name-asian="Ubuntu Mono1" style:font-size-asian="12pt" style:language-asian="en" style:country-asian="US" style:font-weight-asian="normal" style:font-name-complex="Ubuntu Mono1" style:font-size-complex="12pt" style:language-complex="ar" style:country-complex="SA" style:font-weight-complex="normal"/>
    </style:style>
    <style:style style:name="P19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9.35000038146973pt" fo:letter-spacing="normal" fo:language="en" fo:country="US" fo:font-style="normal" fo:font-weight="normal" officeooo:rsid="00156bc7" style:font-name-asian="Ubuntu Mono1" style:font-size-asian="12pt" style:language-asian="en" style:country-asian="US" style:font-weight-asian="normal" style:font-name-complex="Ubuntu Mono1" style:font-size-complex="12pt" style:language-complex="ar" style:country-complex="SA" style:font-weight-complex="normal"/>
    </style:style>
    <style:style style:name="P20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9.35000038146973pt" fo:letter-spacing="normal" fo:font-style="normal" fo:font-weight="normal"/>
    </style:style>
    <style:style style:name="P21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9.35000038146973pt" fo:letter-spacing="normal" fo:font-style="normal" fo:font-weight="normal"/>
    </style:style>
    <style:style style:name="P22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fo:font-size="10pt" fo:language="en" fo:country="US" officeooo:paragraph-rsid="00226896" style:font-size-asian="10pt" style:language-asian="en" style:country-asian="US" style:font-size-complex="10pt" style:language-complex="ar" style:country-complex="SA"/>
    </style:style>
    <style:style style:name="P23" style:family="paragraph" style:parent-style-name="Text_20_body" style:list-style-name="L8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fo:font-size="10pt" fo:language="en" fo:country="US" officeooo:paragraph-rsid="00226896" style:font-size-asian="10pt" style:language-asian="en" style:country-asian="US" style:font-size-complex="10pt" style:language-complex="ar" style:country-complex="SA"/>
    </style:style>
    <style:style style:name="P24" style:family="paragraph" style:parent-style-name="Text_20_body" style:list-style-name="L9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Ubuntu1" fo:font-size="10pt" fo:language="en" fo:country="US" officeooo:paragraph-rsid="00226896" style:font-size-asian="10pt" style:language-asian="en" style:country-asian="US" style:font-size-complex="10pt" style:language-complex="ar" style:country-complex="SA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officeooo:paragraph-rsid="0022a1d2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officeooo:paragraph-rsid="0022d406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156bc7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26896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2a1d2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letter-spacing="normal" fo:language="en" fo:country="US" fo:font-style="normal" style:text-underline-style="none" fo:font-weight="normal" officeooo:rsid="0022a1d2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officeooo:rsid="0022a1d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e48e1a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officeooo:rsid="0022a1d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2a1d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2a1d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2a1d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2d40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1" style:family="text">
      <style:text-properties officeooo:rsid="001cd31f"/>
    </style:style>
    <style:style style:name="T12" style:family="text">
      <style:text-properties officeooo:rsid="00226896"/>
    </style:style>
    <style:style style:name="T13" style:family="text">
      <style:text-properties fo:language="en" fo:country="US" officeooo:rsid="00156bc7" style:font-name-asian="Ubuntu Mono1" style:language-asian="en" style:country-asian="US" style:font-weight-asian="normal" style:font-name-complex="Ubuntu Mono1" style:language-complex="ar" style:country-complex="SA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5"/>
      <text:p text:style-name="P9">Using PHP with MySQL</text:p>
      <text:p text:style-name="P4"/>
      <text:p text:style-name="P25"><text:span text:style-name="Strong_20_Emphasis"><text:span text:style-name="T3">Sample Application</text:span></text:span></text:p>
      <text:p text:style-name="P25"><text:span text:style-name="Strong_20_Emphasis"><text:span text:style-name="T9"/></text:span></text:p>
      <text:p text:style-name="P26"><draw:frame draw:style-name="fr2" draw:name="Image2" text:anchor-type="paragraph" svg:width="7.3146in" svg:height="4.9634in" draw:z-index="1"><draw:image xlink:href="Pictures/1000020100000316000002184CE4935D.png" xlink:type="simple" xlink:show="embed" xlink:actuate="onLoad"/></draw:frame><text:span text:style-name="Strong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1" svg:font-family="Ubuntu" style:font-pitch="variable"/>
    <style:font-face style:name="Ubuntu Mono" svg:font-family="'Ubuntu Mono'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0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ocuments/mysql/certification/php_and_mysql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6DT16H55M46S</meta:editing-duration>
    <meta:editing-cycles>3</meta:editing-cycles>
    <meta:generator>LibreOffice/5.0.0.5$MacOSX_X86_64 LibreOffice_project/1b1a90865e348b492231e1c451437d7a15bb262b</meta:generator>
    <meta:creation-date>2018-07-22T10:21:59.693628519</meta:creation-date>
    <meta:initial-creator>Tim Sanders</meta:initial-creator>
    <dc:date>2018-07-29T03:49:43.477156377</dc:date>
    <dc:creator>Tim Sanders</dc:creator>
    <meta:printed-by>Tim Sanders</meta:printed-by>
    <meta:print-date>2018-07-22T10:47:17.566479109</meta:print-date>
    <meta:document-statistic meta:table-count="0" meta:image-count="2" meta:object-count="0" meta:page-count="1" meta:paragraph-count="3" meta:word-count="7" meta:character-count="101" meta:non-whitespace-character-count="97"/>
    <meta:template xlink:type="simple" xlink:actuate="onRequest" xlink:title="mysql_template" xlink:href="../../../../Desktop/mysql_template.ott" meta:date="2018-07-22T10:21:58.519634431"/>
  </office:meta>
</office:document-meta>
</file>